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officeooo:rsid="00170cb6" officeooo:paragraph-rsid="00170cb6"/>
    </style:style>
    <style:style style:name="T1" style:family="text">
      <style:text-properties officeooo:rsid="0018e70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tchell Reyes</text:p>
      <text:p text:style-name="P1">CS202</text:p>
      <text:p text:style-name="P1">Project 10 documentation</text:p>
      <text:p text:style-name="P1">4/14/15</text:p>
      <text:p text:style-name="P1"/>
      <text:p text:style-name="P1"><text:tab/>For this project we did list data structures, implementing them with node based style and array based style. <text:span text:style-name="T1">I thought the node based style was a lot more fun and practical to implement because I think that node based is easier to work with. For the array based, you kind of have wasted memory when you get to the end of whatever you are inputting and I think that it is better to have something get called then created rather than getting created when its called, such as node based vs. array based. The hardest thing about node based that I thought was the assignment operator because there were so many different cases when you had to think about it. I think that the hardest thing about data structures is how many different cases there could be when they get implemented. Inserting after the cursor on node based was kind of easy because you just had to think about where the pointers were and you could of implemented it easily. I don't really see a time where array based data structures are better than node based because I feel that node based is way more efficient. I don't really like how these projects are being made because I dont feel very accomplished after just implementing functions then running a test file. I feel more accomplished when I write the whole project on my own and see the final result because I feel more satisfied with the results after. If I had more time for this project I would try and make it as efficient as possible, so that the code looks cleaner. I don't really like how I wrote my code because I know there is probably a more efficient way to write it and its mainly because I dont have that high level of code thinking yet but I know that there is a better way to write it. I can see how these data structures are useful though when you are dealing with big da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4T19:28:37.181102274</meta:creation-date>
    <dc:date>2015-04-14T20:03:17.785285590</dc:date>
    <meta:editing-duration>PT3M49S</meta:editing-duration>
    <meta:editing-cycles>1</meta:editing-cycles>
    <meta:document-statistic meta:table-count="0" meta:image-count="0" meta:object-count="0" meta:page-count="1" meta:paragraph-count="5" meta:word-count="344" meta:character-count="1860" meta:non-whitespace-character-count="1520"/>
    <meta:generator>LibreOffice/4.2.7.2$Linux_X86_64 LibreOffice_project/420m0$Build-2</meta:generator>
  </office:meta>
</office:document-meta>
</file>